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officeooo:rsid="001a7944" officeooo:paragraph-rsid="001a7944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1a7944" officeooo:paragraph-rsid="001a794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officeooo:rsid="001a7944" officeooo:paragraph-rsid="001a7944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weight="bold" officeooo:rsid="001a7944" officeooo:paragraph-rsid="001a794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weight="bold" officeooo:rsid="001a7944" officeooo:paragraph-rsid="001a7944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5pt" officeooo:rsid="001a7944" officeooo:paragraph-rsid="001a7944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5pt" fo:font-weight="bold" officeooo:rsid="001d9444" officeooo:paragraph-rsid="001d9444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5pt" fo:font-weight="normal" officeooo:rsid="001d9444" officeooo:paragraph-rsid="001d9444" style:font-size-asian="15pt" style:font-weight-asian="normal" style:font-size-complex="15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style:font-name="Calibri" fo:font-size="16pt" style:font-size-asian="16pt" style:font-size-complex="16pt"/>
    </style:style>
    <style:style style:name="T1" style:family="text">
      <style:text-properties officeooo:rsid="001bbacc"/>
    </style:style>
    <style:style style:name="T2" style:family="text">
      <style:text-properties style:font-name="Calibri"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Quadro de texto 2" draw:style-name="gr1" draw:text-style-name="P9" svg:width="5.578cm" svg:height="0.796cm" svg:x="8.834cm" svg:y="0.381cm"><draw:text-box><text:p><text:span text:style-name="T2">Turma: 613</text:span></text:p></draw:text-box></draw:frame>Data: 21\Nov\21</text:p>
      <text:p text:style-name="P1">Aluno: Samuel Carqueija</text:p>
      <text:p text:style-name="P1">Professor: Danilo Jesus </text:p>
      <text:p text:style-name="P1"/>
      <text:p text:style-name="P5">Atividade de Química</text:p>
      <text:p text:style-name="P2"/>
      <text:p text:style-name="P4">Questão 1</text:p>
      <text:p text:style-name="P3"/>
      <text:p text:style-name="P6">a) Hidrácido - monoácidos - Ácido Bromídrico.</text:p>
      <text:p text:style-name="P6">b) Oxiácido - monoácido - <text:s/>Ácido <text:span text:style-name="T1">Hipocloroso.</text:span></text:p>
      <text:p text:style-name="P6">c) Hidrácido - <text:s/>diácido - Ácido <text:span text:style-name="T1">S</text:span>ulfúrico.</text:p>
      <text:p text:style-name="P6">d) Oxiácido - <text:s/>monoácido - Ácido Nitroso.</text:p>
      <text:p text:style-name="P6">e) Oxiácido - <text:s/>monoácido - Ácido Nítrico.</text:p>
      <text:p text:style-name="P6">f) Oxiácido - Diácido - Ácido Sulfúrico.</text:p>
      <text:p text:style-name="P6">g) Oxiácido - Diácido - Ácido Sulfuroso.</text:p>
      <text:p text:style-name="P6">h) Oxiácido - <text:s/>triácido - Ácido <text:span text:style-name="T1">F</text:span>osfínico.</text:p>
      <text:p text:style-name="P6">i) Oxiácido - triácido - Ácido <text:span text:style-name="T1">O</text:span>rtofo<text:span text:style-name="T1">s</text:span>f<text:span text:style-name="T1">ó</text:span>rico.</text:p>
      <text:p text:style-name="P6">j) Oxiácido - monoácido - Ácido <text:span text:style-name="T1">P</text:span>erclórico.</text:p>
      <text:p text:style-name="P6">k) Hidrácido - monoácido - Ácido <text:span text:style-name="T1">C</text:span>lorídrico.</text:p>
      <text:p text:style-name="P6">l) Hidrácido - monoácido - Ácido <text:span text:style-name="T1">I</text:span>odídrico.</text:p>
      <text:p text:style-name="P6">m) Oxiácido - <text:s/>diácido - Ácido Carbônico.</text:p>
      <text:p text:style-name="P6">n) Hidrácido - monoácido - Ácido <text:span text:style-name="T1">C</text:span>ianídrico.</text:p>
      <text:p text:style-name="P6">o) Hidrácido - monoácido - Ácido Fluorídrico.</text:p>
      <text:p text:style-name="P6"/>
      <text:p text:style-name="P7">Questão 2</text:p>
      <text:p text:style-name="P7"/>
      <text:p text:style-name="P8">a)Hidróxido de cobalto <text:s text:c="6"/>b) Hidróxido de bismuto <text:s text:c="3"/>c)Hidróxido de ferro (II) </text:p>
      <text:p text:style-name="P8">d)Hidróxido de magnésio <text:s text:c="4"/>e)Hidróxido de potássio <text:s text:c="4"/>f)Hidróxido de lítio </text:p>
      <text:p text:style-name="P8">g)Hidróxido de césio <text:s text:c="11"/>h)hidróxido de sódio <text:s text:c="10"/>) Hidróxido de cobre </text:p>
      <text:p text:style-name="P8">j)hidróxido de níquel <text:s text:c="10"/>m)Hidróxido de bário <text:s text:c="8"/>n)hidróxido de sódio</text:p>
      <text:p text:style-name="P8">o) Hidróxido de cálcio <text:s text:c="5"/>p) Hidróxido de auroso <text:s text:c="7"/>q) hidróxido de estrôncio</text:p>
      <text:p text:style-name="P8"/>
      <text:p text:style-name="P7">Questão 3</text:p>
      <text:p text:style-name="P7"/>
      <text:p text:style-name="P8">a) Ácido fosfórico: H3PO4 <text:s text:c="2"/>b) ácido carbônico:H2CO3 <text:s/>c) ácido sulfúrico:H2SO4</text:p>
      <text:p text:style-name="P8">d) ácido sulforoso:H2SO3 <text:s text:c="2"/>e) ácido nítrico:HNO3 <text:s text:c="10"/>f) ácido nitroso:HNO2</text:p>
      <text:p text:style-name="P8">g) ácido clorídrico:HCI <text:s text:c="8"/>h) ácido bromídrico:Hbr <text:s text:c="6"/>i) ácido fluorídrico:HF</text:p>
      <text:p text:style-name="P8">j) ácido cianídrico:HCN</text:p>
      <text:p text:style-name="P8"/>
      <text:p text:style-name="P7"><text:soft-page-break/>Questão 4</text:p>
      <text:p text:style-name="P8"/>
      <text:p text:style-name="P8">a) Hidróxido de potássio: KOH <text:s text:c="15"/>b) Hidróxilo de sódio: NaOH</text:p>
      <text:p text:style-name="P8">c) Hidróxilo de cálcio: CaOH <text:s text:c="19"/>d) Hidróxido de magnésio: MgOH</text:p>
      <text:p text:style-name="P8">e) Hidróxido de alumínio: AIOH <text:s text:c="13"/>f) Hidróxido de césio: CsOH</text:p>
      <text:p text:style-name="P8">g) Hidróxido de lítio: LIOH <text:s text:c="23"/>h) Hidróxido de ferro II: Fe (OH)2</text:p>
      <text:p text:style-name="P8">i) Hidróxido de ferro III: Fe (OH)3 <text:s text:c="11"/>j) Hidróxido de amônio: NH4O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00:33:51.134000000</meta:creation-date>
    <dc:date>2021-11-23T01:07:08.454000000</dc:date>
    <meta:editing-duration>PT11M8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7" meta:word-count="260" meta:character-count="1814" meta:non-whitespace-character-count="1403"/>
  </office:meta>
</office:document-meta>
</file>